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AC00005D970000250BCC3EDA30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</style:style>
    <style:style style:name="P2" style:family="paragraph" style:parent-style-name="No_20_Spacing">
      <style:paragraph-properties fo:text-align="justify" style:justify-single-word="false"/>
      <style:text-properties fo:color="#000000" style:font-name="Times New Roman" fo:font-size="12pt" style:font-size-asian="12pt" style:font-size-complex="12pt"/>
    </style:style>
    <style:style style:name="P3" style:family="paragraph" style:parent-style-name="No_20_Spacing">
      <style:paragraph-properties fo:text-align="justify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No_20_Spacing">
      <style:paragraph-properties fo:text-align="justify" style:justify-single-word="false"/>
    </style:style>
    <style:style style:name="P5" style:family="paragraph" style:parent-style-name="No_20_Spacing" style:master-page-name="Standard">
      <style:paragraph-properties fo:text-align="end" style:justify-single-word="false" style:page-number="auto"/>
      <style:text-properties fo:color="#000000" style:font-name="Times New Roman" fo:font-size="10pt" fo:language="it" fo:country="IT" fo:font-weight="bold" style:font-name-asian="Droid Sans Fallback" style:font-size-asian="10pt" style:language-asian="en" style:country-asian="US" style:font-weight-asian="bold" style:font-name-complex="Calibri1" style:font-size-complex="10pt" style:language-complex="ar" style:country-complex="SA" style:font-weight-complex="bold"/>
    </style:style>
    <style:style style:name="P6" style:family="paragraph" style:parent-style-name="No_20_Spacing">
      <style:paragraph-properties fo:text-align="justify" style:justify-single-word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No_20_Spacing">
      <style:paragraph-properties fo:text-align="justify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000000" style:font-name="Times New Roman" fo:font-size="12pt" style:font-size-asian="12pt" style:font-size-complex="12pt"/>
    </style:style>
    <style:style style:name="T5" style:family="text"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fo:margin-left="0cm" fo:margin-right="0cm" fo:margin-top="0cm" fo:margin-bottom="0.282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vide Confalonieri 4IB</text:p>
      <text:p text:style-name="P1"/>
      <text:p text:style-name="P1"><text:span text:style-name="T1">Documentazione programma multi-threads </text:span><text:span text:style-name="T2">Numeri primi</text:span></text:p>
      <text:p text:style-name="P2"/>
      <text:p text:style-name="P2"/>
      <text:p text:style-name="P4"><text:span text:style-name="T4"><text:tab/></text:span><text:span text:style-name="T1">Scopo dell'esperienza: </text:span><text:span text:style-name="T4">Lo scopo del programma è di calcolare quanti numeri primi ci stanno tra 2 e un limite prefissato dall'utente attraverso un tipo di programmazione chiamata programmazione concorrenziale che vede eseguiti nello stesso momento uno o più processi o sottoprocessi (thread). Affinchè il programma funzioni correttamente è necessario sistemare le regioni critiche del programma (dove avviene l'accesso a una o più variabili globali condivise) attraverso delle variabili denominate </text:span><text:span text:style-name="T3">mutex</text:span><text:span text:style-name="T5">.</text:span></text:p>
      <text:p text:style-name="P2"/>
      <text:p text:style-name="P4"><text:span text:style-name="T1"><text:tab/>Sviluppo del programma:</text:span><text:span text:style-name="T4"> Per sviluppare il programma ho modificato un programma rilasciato in precedenza dal professore. Successivamente l'ho modificato in base alle mie esigenze e sistemato le regioni critiche attraverso le </text:span><text:span text:style-name="T3">mutex</text:span><text:span text:style-name="T5">.</text:span></text:p>
      <text:p text:style-name="P2"/>
      <text:p text:style-name="P4"><text:span text:style-name="T4"><text:tab/></text:span><text:span text:style-name="T1">Funzionamento del programma: </text:span><text:span text:style-name="T4">In questo programma i thread acquisiscono il numero da verificare attraverso l'accesso a una variabile globale. Una volta verificato che il numero sia primo, viene incrementato il contatore dei numeri primi trovati e in seguito viene incrementata la variabile globale dei numeri da verificare.</text:span></text:p>
      <text:p text:style-name="P4"><text:span text:style-name="T4">L'utilizzo di variabili globali ha causato la presenza di regioni critiche, il problema è raggirabile attraverso l'utilizzo di variabili </text:span><text:span text:style-name="T3">mutex </text:span><text:span text:style-name="T5">che agiscono da </text:span><text:span text:style-name="T3">semaforo</text:span><text:span text:style-name="T5"> per l'accesso alle variabili.</text:span></text:p>
      <text:p text:style-name="P2"/>
      <text:p text:style-name="P2"/>
      <text:p text:style-name="P6"><text:tab/>Tabella dei valori rilevati:</text:p>
      <text:p text:style-name="P3"/>
      <text:p text:style-name="P3">Come si può vedere dalla tabella, il numero ottimale dei threads da utilizzare (perlomeno sul mio PC) varia da un numero di 2 a un massimo di 4.<draw:frame draw:style-name="fr1" draw:name="Picture" text:anchor-type="char" svg:width="17.043cm" svg:height="6.745cm" draw:z-index="0"><draw:image xlink:href="Pictures/200000AC00005D970000250BCC3EDA30.wm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it" fo:country="IT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it" fo:country="IT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8:51:00</meta:creation-date>
    <meta:initial-creator>ALBERCLAUS</meta:initial-creator>
    <dc:language>it-IT</dc:language>
    <dc:date>2016-02-23T09:25:06.033139685</dc:date>
    <meta:editing-cycles>13</meta:editing-cycles>
    <meta:editing-duration>PT31S</meta:editing-duration>
    <meta:generator>LibreOffice/4.2.8.2$Linux_X86_64 LibreOffice_project/420m0$Build-2</meta:generator>
    <meta:document-statistic meta:table-count="0" meta:image-count="1" meta:object-count="0" meta:page-count="1" meta:paragraph-count="8" meta:word-count="217" meta:character-count="1502" meta:non-whitespace-character-count="1289"/>
    <meta:template xlink:type="simple" xlink:actuate="onRequest" xlink:title="Normal" xlink:href=""/>
  </office:meta>
</office:document-meta>
</file>